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17d0" officeooo:paragraph-rsid="001d17d0"/>
    </style:style>
    <style:style style:name="P2" style:family="paragraph" style:parent-style-name="Standard">
      <style:paragraph-properties fo:text-align="justify" style:justify-single-word="false"/>
      <style:text-properties officeooo:rsid="001d17d0" officeooo:paragraph-rsid="001d17d0"/>
    </style:style>
    <style:style style:name="P3" style:family="paragraph" style:parent-style-name="Standard">
      <style:paragraph-properties fo:text-align="justify" style:justify-single-word="false"/>
      <style:text-properties officeooo:rsid="001d17d0" officeooo:paragraph-rsid="002109e3"/>
    </style:style>
    <style:style style:name="P4" style:family="paragraph" style:parent-style-name="Standard">
      <style:paragraph-properties fo:text-align="justify" style:justify-single-word="false"/>
      <style:text-properties officeooo:rsid="002109e3" officeooo:paragraph-rsid="002109e3"/>
    </style:style>
    <style:style style:name="P5" style:family="paragraph" style:parent-style-name="Standard">
      <style:paragraph-properties fo:text-align="justify" style:justify-single-word="false"/>
      <style:text-properties officeooo:rsid="002109e3" officeooo:paragraph-rsid="002760f6"/>
    </style:style>
    <style:style style:name="P6" style:family="paragraph" style:parent-style-name="Standard">
      <style:text-properties officeooo:rsid="002109e3" officeooo:paragraph-rsid="002109e3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17d0" officeooo:paragraph-rsid="001d17d0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17d0" officeooo:paragraph-rsid="002109e3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17d0" officeooo:paragraph-rsid="00221304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109e3" officeooo:paragraph-rsid="002109e3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109e3" officeooo:paragraph-rsid="002760f6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1d17d0" officeooo:paragraph-rsid="001d17d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1d17d0" officeooo:paragraph-rsid="002848c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1d17d0" officeooo:paragraph-rsid="0028fa2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1d17d0" officeooo:paragraph-rsid="002bd80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d17d0" officeooo:paragraph-rsid="001d17d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d17d0" officeooo:paragraph-rsid="00280e71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2741a4" officeooo:paragraph-rsid="002741a4" fo:background-color="transparent"/>
    </style:style>
    <style:style style:name="P19" style:family="paragraph" style:parent-style-name="Standard">
      <style:paragraph-properties fo:text-align="justify" style:justify-single-word="false"/>
      <style:text-properties officeooo:rsid="001ef078" officeooo:paragraph-rsid="002760f6"/>
    </style:style>
    <style:style style:name="P20" style:family="paragraph" style:parent-style-name="Standard">
      <style:paragraph-properties fo:text-align="justify" style:justify-single-word="false"/>
      <style:text-properties officeooo:rsid="001ef078" officeooo:paragraph-rsid="001d17d0"/>
    </style:style>
    <style:style style:name="P21" style:family="paragraph" style:parent-style-name="Standard">
      <style:paragraph-properties fo:text-align="justify" style:justify-single-word="false"/>
      <style:text-properties officeooo:rsid="00236a72" officeooo:paragraph-rsid="00236a72"/>
    </style:style>
    <style:style style:name="P22" style:family="paragraph" style:parent-style-name="Standard">
      <style:paragraph-properties fo:text-align="justify" style:justify-single-word="false"/>
      <style:text-properties style:text-underline-style="none" officeooo:rsid="002760f6" officeooo:paragraph-rsid="002760f6"/>
    </style:style>
    <style:style style:name="P23" style:family="paragraph" style:parent-style-name="Standard">
      <style:paragraph-properties fo:text-align="justify" style:justify-single-word="false"/>
      <style:text-properties officeooo:rsid="00221304" officeooo:paragraph-rsid="002760f6"/>
    </style:style>
    <style:style style:name="P24" style:family="paragraph" style:parent-style-name="Standard">
      <style:paragraph-properties fo:text-align="justify" style:justify-single-word="false"/>
      <style:text-properties fo:color="#ff0000" style:text-underline-style="solid" style:text-underline-width="auto" style:text-underline-color="font-color" officeooo:rsid="001d17d0" officeooo:paragraph-rsid="00221304"/>
    </style:style>
    <style:style style:name="P25" style:family="paragraph" style:parent-style-name="Standard">
      <style:paragraph-properties fo:text-align="justify" style:justify-single-word="false"/>
      <style:text-properties fo:color="#ff0000" style:text-underline-style="solid" style:text-underline-width="auto" style:text-underline-color="font-color" officeooo:rsid="002109e3" officeooo:paragraph-rsid="002760f6"/>
    </style:style>
    <style:style style:name="P26" style:family="paragraph" style:parent-style-name="Standard">
      <style:paragraph-properties fo:text-align="justify" style:justify-single-word="false"/>
      <style:text-properties fo:color="#ff0000" style:text-underline-style="solid" style:text-underline-width="auto" style:text-underline-color="font-color" officeooo:rsid="002109e3" officeooo:paragraph-rsid="002109e3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d17d0" officeooo:paragraph-rsid="0028fa2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d17d0" officeooo:paragraph-rsid="002bd80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d17d0" officeooo:paragraph-rsid="0028fa2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8fa20" officeooo:paragraph-rsid="0028fa20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officeooo:rsid="0001a360" officeooo:paragraph-rsid="002109e3" fo:background-color="#ffff00"/>
    </style:style>
    <style:style style:name="P32" style:family="paragraph" style:parent-style-name="Standard">
      <style:paragraph-properties fo:text-align="center" style:justify-single-word="false" fo:break-before="page"/>
      <style:text-properties fo:font-size="14pt" fo:font-weight="bold" officeooo:rsid="001d17d0" officeooo:paragraph-rsid="00280e71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text-properties officeooo:paragraph-rsid="002741a4"/>
    </style:style>
    <style:style style:name="P34" style:family="paragraph" style:parent-style-name="Standard" style:list-style-name="L1">
      <style:text-properties officeooo:paragraph-rsid="003602ad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1fe38a" officeooo:paragraph-rsid="001fe38a"/>
    </style:style>
    <style:style style:name="P36" style:family="paragraph" style:parent-style-name="Standard" style:list-style-name="L5">
      <style:paragraph-properties fo:text-align="justify" style:justify-single-word="false"/>
      <style:text-properties officeooo:rsid="001fe38a" officeooo:paragraph-rsid="002760f6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2109e3" officeooo:paragraph-rsid="002109e3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2109e3" officeooo:paragraph-rsid="002109e3" fo:background-color="#ffff00"/>
    </style:style>
    <style:style style:name="P39" style:family="paragraph" style:parent-style-name="Standard" style:list-style-name="L1">
      <style:text-properties officeooo:rsid="0001a360" officeooo:paragraph-rsid="002109e3"/>
    </style:style>
    <style:style style:name="P40" style:family="paragraph" style:parent-style-name="Standard" style:list-style-name="L1">
      <style:text-properties officeooo:rsid="0001ac12" officeooo:paragraph-rsid="002109e3"/>
    </style:style>
    <style:style style:name="P41" style:family="paragraph" style:parent-style-name="Standard" style:list-style-name="L6">
      <style:text-properties officeooo:rsid="0001ac12" officeooo:paragraph-rsid="002109e3"/>
    </style:style>
    <style:style style:name="P42" style:family="paragraph" style:parent-style-name="Standard" style:list-style-name="L1">
      <style:text-properties officeooo:rsid="00056d87" officeooo:paragraph-rsid="002109e3" fo:background-color="transparent"/>
    </style:style>
    <style:style style:name="P43" style:family="paragraph" style:parent-style-name="Standard" style:list-style-name="L1">
      <style:text-properties officeooo:rsid="00056d87" officeooo:paragraph-rsid="003602ad" fo:background-color="transparent"/>
    </style:style>
    <style:style style:name="P44" style:family="paragraph" style:parent-style-name="Standard" style:list-style-name="L1">
      <style:text-properties officeooo:rsid="0024e444" officeooo:paragraph-rsid="0024e444" fo:background-color="transparent"/>
    </style:style>
    <style:style style:name="P45" style:family="paragraph" style:parent-style-name="Standard" style:list-style-name="L1">
      <style:text-properties officeooo:rsid="0024e444" officeooo:paragraph-rsid="002620fa" fo:background-color="transparent"/>
    </style:style>
    <style:style style:name="P46" style:family="paragraph" style:parent-style-name="Standard" style:list-style-name="L1">
      <style:text-properties officeooo:rsid="0024e444" officeooo:paragraph-rsid="002741a4" fo:background-color="transparent"/>
    </style:style>
    <style:style style:name="P47" style:family="paragraph" style:parent-style-name="Standard" style:list-style-name="L1">
      <style:text-properties officeooo:rsid="0024e444" officeooo:paragraph-rsid="0034bcfd" fo:background-color="transparent"/>
    </style:style>
    <style:style style:name="P48" style:family="paragraph" style:parent-style-name="Standard" style:list-style-name="L1">
      <style:text-properties officeooo:rsid="002620fa" officeooo:paragraph-rsid="002620fa" fo:background-color="transparent"/>
    </style:style>
    <style:style style:name="P49" style:family="paragraph" style:parent-style-name="Standard" style:list-style-name="L1">
      <style:text-properties officeooo:rsid="002620fa" officeooo:paragraph-rsid="0034bcfd" fo:background-color="transparent"/>
    </style:style>
    <style:style style:name="P50" style:family="paragraph" style:parent-style-name="Standard" style:list-style-name="L1">
      <style:text-properties officeooo:rsid="002741a4" officeooo:paragraph-rsid="002741a4" fo:background-color="transparent"/>
    </style:style>
    <style:style style:name="P51" style:family="paragraph" style:parent-style-name="Standard" style:list-style-name="L1">
      <style:text-properties officeooo:rsid="002741a4" officeooo:paragraph-rsid="002760f6" fo:background-color="transparent"/>
    </style:style>
    <style:style style:name="P52" style:family="paragraph" style:parent-style-name="Standard" style:list-style-name="L1">
      <style:text-properties officeooo:rsid="002741a4" officeooo:paragraph-rsid="003602ad" fo:background-color="transparent"/>
    </style:style>
    <style:style style:name="P53" style:family="paragraph" style:parent-style-name="Standard" style:list-style-name="L1">
      <style:text-properties officeooo:rsid="002760f6" officeooo:paragraph-rsid="002760f6" fo:background-color="transparent"/>
    </style:style>
    <style:style style:name="P54" style:family="paragraph" style:parent-style-name="Standard" style:list-style-name="L1">
      <style:text-properties officeooo:rsid="002760f6" officeooo:paragraph-rsid="003602ad" fo:background-color="transparent"/>
    </style:style>
    <style:style style:name="P55" style:family="paragraph" style:parent-style-name="Standard" style:list-style-name="L2">
      <style:paragraph-properties fo:text-align="justify" style:justify-single-word="false"/>
      <style:text-properties officeooo:rsid="001d17d0" officeooo:paragraph-rsid="002109e3"/>
    </style:style>
    <style:style style:name="P56" style:family="paragraph" style:parent-style-name="Standard">
      <style:paragraph-properties fo:text-align="justify" style:justify-single-word="false"/>
      <style:text-properties officeooo:rsid="001d17d0" officeooo:paragraph-rsid="001d17d0"/>
    </style:style>
    <style:style style:name="P57" style:family="paragraph" style:parent-style-name="Standard" style:list-style-name="L3">
      <style:paragraph-properties fo:text-align="justify" style:justify-single-word="false"/>
      <style:text-properties officeooo:rsid="001d6320" officeooo:paragraph-rsid="002109e3"/>
    </style:style>
    <style:style style:name="P58" style:family="paragraph" style:parent-style-name="Standard" style:list-style-name="L3">
      <style:paragraph-properties fo:text-align="justify" style:justify-single-word="false"/>
      <style:text-properties officeooo:rsid="001ef078" officeooo:paragraph-rsid="002109e3"/>
    </style:style>
    <style:style style:name="P59" style:family="paragraph" style:parent-style-name="Standard" style:list-style-name="L5">
      <style:paragraph-properties fo:text-align="justify" style:justify-single-word="false"/>
      <style:text-properties officeooo:rsid="001ef078" officeooo:paragraph-rsid="002760f6"/>
    </style:style>
    <style:style style:name="P60" style:family="paragraph" style:parent-style-name="Standard" style:list-style-name="L3">
      <style:paragraph-properties fo:text-align="justify" style:justify-single-word="false"/>
      <style:text-properties officeooo:rsid="00236a72" officeooo:paragraph-rsid="00236a72"/>
    </style:style>
    <style:style style:name="P61" style:family="paragraph" style:parent-style-name="Standard" style:list-style-name="L8">
      <style:paragraph-properties fo:text-align="justify" style:justify-single-word="false"/>
      <style:text-properties officeooo:rsid="00236a72" officeooo:paragraph-rsid="00236a72"/>
    </style:style>
    <style:style style:name="P62" style:family="paragraph" style:parent-style-name="Standard" style:list-style-name="L4">
      <style:paragraph-properties fo:text-align="justify" style:justify-single-word="false"/>
      <style:text-properties style:text-underline-style="none" officeooo:rsid="00221304" officeooo:paragraph-rsid="00221304"/>
    </style:style>
    <style:style style:name="P63" style:family="paragraph" style:parent-style-name="Standard" style:list-style-name="L4">
      <style:paragraph-properties fo:text-align="justify" style:justify-single-word="false"/>
      <style:text-properties style:text-underline-style="none" officeooo:rsid="00236a72" officeooo:paragraph-rsid="00236a72"/>
    </style:style>
    <style:style style:name="P64" style:family="paragraph" style:parent-style-name="Standard" style:list-style-name="L7">
      <style:paragraph-properties fo:text-align="justify" style:justify-single-word="false"/>
      <style:text-properties style:text-underline-style="none" officeooo:rsid="002760f6" officeooo:paragraph-rsid="00280e71"/>
    </style:style>
    <style:style style:name="P65" style:family="paragraph" style:parent-style-name="Standard" style:list-style-name="L7">
      <style:paragraph-properties fo:text-align="justify" style:justify-single-word="false"/>
      <style:text-properties style:text-underline-style="none" officeooo:rsid="00280e71" officeooo:paragraph-rsid="00280e71"/>
    </style:style>
    <style:style style:name="P66" style:family="paragraph" style:parent-style-name="Standard">
      <style:paragraph-properties fo:text-align="justify" style:justify-single-word="false"/>
      <style:text-properties style:text-underline-style="none" officeooo:rsid="00280e71" officeooo:paragraph-rsid="00280e71"/>
    </style:style>
    <style:style style:name="P67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1ef078" officeooo:paragraph-rsid="002760f6" fo:background-color="#ffff00"/>
    </style:style>
    <style:style style:name="P68" style:family="paragraph" style:parent-style-name="Standard" style:list-style-name="L6">
      <style:text-properties officeooo:paragraph-rsid="002109e3"/>
    </style:style>
    <style:style style:name="P69" style:family="paragraph" style:parent-style-name="Standard" style:list-style-name="L7">
      <style:paragraph-properties fo:text-align="justify" style:justify-single-word="false"/>
      <style:text-properties style:use-window-font-color="true" style:text-underline-style="none" officeooo:rsid="00280e71" officeooo:paragraph-rsid="00280e71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underline-style="none" officeooo:rsid="002760f6" officeooo:paragraph-rsid="0031eee0"/>
    </style:style>
    <style:style style:name="P71" style:family="paragraph" style:parent-style-name="Standard" style:list-style-name="L13">
      <style:paragraph-properties fo:text-align="justify" style:justify-single-word="false"/>
      <style:text-properties style:use-window-font-color="true" style:text-underline-style="none" officeooo:rsid="0031eee0" officeooo:paragraph-rsid="0031eee0"/>
    </style:style>
    <style:style style:name="P72" style:family="paragraph" style:parent-style-name="Standard" style:list-style-name="L13">
      <style:paragraph-properties fo:text-align="justify" style:justify-single-word="false"/>
      <style:text-properties style:use-window-font-color="true" style:text-underline-style="none" officeooo:rsid="0033108a" officeooo:paragraph-rsid="0033108a"/>
    </style:style>
    <style:style style:name="P73" style:family="paragraph" style:parent-style-name="Standard" style:list-style-name="L1">
      <style:paragraph-properties fo:text-align="justify" style:justify-single-word="false"/>
      <style:text-properties style:use-window-font-color="true" style:text-underline-style="none" officeooo:rsid="002620fa" officeooo:paragraph-rsid="0034bcfd" fo:background-color="transparent"/>
    </style:style>
    <style:style style:name="P74" style:family="paragraph" style:parent-style-name="Standard" style:list-style-name="L8">
      <style:paragraph-properties fo:text-align="justify" style:justify-single-word="false"/>
      <style:text-properties officeooo:rsid="00280e71" officeooo:paragraph-rsid="00280e71"/>
    </style:style>
    <style:style style:name="P75" style:family="paragraph" style:parent-style-name="Standard" style:list-style-name="L9">
      <style:paragraph-properties fo:text-align="justify" style:justify-single-word="false"/>
      <style:text-properties fo:font-size="12pt" style:text-underline-style="none" fo:font-weight="normal" officeooo:rsid="0028fa20" officeooo:paragraph-rsid="0028fa20" style:font-size-asian="12pt" style:font-weight-asian="normal" style:font-size-complex="12pt" style:font-weight-complex="normal"/>
    </style:style>
    <style:style style:name="P76" style:family="paragraph" style:parent-style-name="Standard" style:list-style-name="L9">
      <style:paragraph-properties fo:text-align="justify" style:justify-single-word="false"/>
      <style:text-properties fo:font-size="12pt" style:text-underline-style="none" fo:font-weight="normal" officeooo:rsid="002acac6" officeooo:paragraph-rsid="002acac6" style:font-size-asian="12pt" style:font-weight-asian="normal" style:font-size-complex="12pt" style:font-weight-complex="normal"/>
    </style:style>
    <style:style style:name="P77" style:family="paragraph" style:parent-style-name="Standard" style:list-style-name="L9">
      <style:paragraph-properties fo:text-align="justify" style:justify-single-word="false"/>
      <style:text-properties fo:font-size="12pt" style:text-underline-style="none" fo:font-weight="normal" officeooo:rsid="002bd804" officeooo:paragraph-rsid="002bd804" style:font-size-asian="12pt" style:font-weight-asian="normal" style:font-size-complex="12pt" style:font-weight-complex="normal"/>
    </style:style>
    <style:style style:name="P78" style:family="paragraph" style:parent-style-name="Standard" style:list-style-name="L10">
      <style:paragraph-properties fo:text-align="justify" style:justify-single-word="false"/>
      <style:text-properties fo:font-size="12pt" style:text-underline-style="none" fo:font-weight="normal" officeooo:rsid="002bd804" officeooo:paragraph-rsid="002d4bbd" style:font-size-asian="12pt" style:font-weight-asian="normal" style:font-size-complex="12pt" style:font-weight-complex="normal"/>
    </style:style>
    <style:style style:name="P79" style:family="paragraph" style:parent-style-name="Standard" style:list-style-name="L10">
      <style:paragraph-properties fo:text-align="justify" style:justify-single-word="false"/>
      <style:text-properties fo:font-size="12pt" style:text-underline-style="none" fo:font-weight="normal" officeooo:rsid="002d4bbd" officeooo:paragraph-rsid="002d4bbd" style:font-size-asian="12pt" style:font-weight-asian="normal" style:font-size-complex="12pt" style:font-weight-complex="normal"/>
    </style:style>
    <style:style style:name="P80" style:family="paragraph" style:parent-style-name="Standard" style:list-style-name="L10">
      <style:paragraph-properties fo:text-align="justify" style:justify-single-word="false"/>
      <style:text-properties fo:font-size="12pt" style:text-underline-style="none" fo:font-weight="normal" officeooo:rsid="00304455" officeooo:paragraph-rsid="00304455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04455" officeooo:paragraph-rsid="00304455" style:font-size-asian="12pt" style:font-weight-asian="normal" style:font-size-complex="12pt" style:font-weight-complex="normal"/>
    </style:style>
    <style:style style:name="P82" style:family="paragraph" style:parent-style-name="Standard" style:list-style-name="L9">
      <style:paragraph-properties fo:text-align="justify" style:justify-single-word="false"/>
      <style:text-properties fo:font-size="12pt" style:text-underline-style="none" fo:font-weight="normal" officeooo:rsid="0033108a" officeooo:paragraph-rsid="0033108a" style:font-size-asian="12pt" style:font-weight-asian="normal" style:font-size-complex="12pt" style:font-weight-complex="normal"/>
    </style:style>
    <style:style style:name="P83" style:family="paragraph" style:parent-style-name="Standard" style:list-style-name="L12">
      <style:paragraph-properties fo:text-align="justify" style:justify-single-word="false"/>
      <style:text-properties fo:font-size="12pt" style:text-underline-style="none" fo:font-weight="normal" officeooo:rsid="0033108a" officeooo:paragraph-rsid="0033108a" style:font-size-asian="12pt" style:font-weight-asian="normal" style:font-size-complex="12pt" style:font-weight-complex="normal"/>
    </style:style>
    <style:style style:name="P84" style:family="paragraph" style:parent-style-name="Standard" style:list-style-name="L9">
      <style:paragraph-properties fo:text-align="justify" style:justify-single-word="false"/>
      <style:text-properties officeooo:paragraph-rsid="002bd804"/>
    </style:style>
    <style:style style:name="P85" style:family="paragraph" style:parent-style-name="Standard" style:list-style-name="L9">
      <style:paragraph-properties fo:text-align="justify" style:justify-single-word="false"/>
      <style:text-properties officeooo:paragraph-rsid="0033108a"/>
    </style:style>
    <style:style style:name="P86" style:family="paragraph" style:parent-style-name="Standard" style:list-style-name="L10">
      <style:paragraph-properties fo:text-align="justify" style:justify-single-word="false"/>
      <style:text-properties officeooo:paragraph-rsid="002d4bbd"/>
    </style:style>
    <style:style style:name="P87" style:family="paragraph" style:parent-style-name="Standard" style:list-style-name="L9">
      <style:paragraph-properties fo:text-align="justify" style:justify-single-word="false"/>
      <style:text-properties officeooo:rsid="002bd804" officeooo:paragraph-rsid="002bd804"/>
    </style:style>
    <style:style style:name="P88" style:family="paragraph" style:parent-style-name="Standard" style:list-style-name="L10">
      <style:paragraph-properties fo:text-align="justify" style:justify-single-word="false"/>
      <style:text-properties officeooo:rsid="002d4bbd" officeooo:paragraph-rsid="002d4bbd"/>
    </style:style>
    <style:style style:name="P8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d17d0" officeooo:paragraph-rsid="00304455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318b9e" officeooo:paragraph-rsid="00318b9e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318b9e" officeooo:paragraph-rsid="0031eee0" style:font-size-asian="14pt" style:font-weight-asian="bold" style:font-size-complex="14pt" style:font-weight-complex="bold"/>
    </style:style>
    <style:style style:name="P92" style:family="paragraph" style:parent-style-name="Standard" style:list-style-name="L11">
      <style:paragraph-properties fo:text-align="justify" style:justify-single-word="false"/>
      <style:text-properties fo:font-size="14pt" style:text-underline-style="none" fo:font-weight="bold" officeooo:rsid="00318b9e" officeooo:paragraph-rsid="00318b9e" style:font-size-asian="14pt" style:font-weight-asian="bold" style:font-size-complex="14pt" style:font-weight-complex="bold"/>
    </style:style>
    <style:style style:name="P93" style:family="paragraph" style:parent-style-name="Standard" style:list-style-name="L11">
      <style:paragraph-properties fo:text-align="justify" style:justify-single-word="false"/>
      <style:text-properties fo:font-size="14pt" style:text-underline-style="none" fo:font-weight="bold" officeooo:rsid="00318b9e" officeooo:paragraph-rsid="0031eee0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318b9e" officeooo:paragraph-rsid="00399db1" style:font-size-asian="14pt" style:font-weight-asian="bold" style:font-size-complex="14pt" style:font-weight-complex="bold"/>
    </style:style>
    <style:style style:name="P95" style:family="paragraph" style:parent-style-name="Standard" style:list-style-name="L11">
      <style:paragraph-properties fo:text-align="justify" style:justify-single-word="false"/>
      <style:text-properties fo:font-size="14pt" style:text-underline-style="none" fo:font-weight="bold" officeooo:rsid="00399db1" officeooo:paragraph-rsid="00399db1" style:font-size-asian="14pt" style:font-weight-asian="bold" style:font-size-complex="14pt" style:font-weight-complex="bold"/>
    </style:style>
    <style:style style:name="P96" style:family="paragraph" style:parent-style-name="Standard" style:list-style-name="L11">
      <style:paragraph-properties fo:text-align="justify" style:justify-single-word="false"/>
      <style:text-properties fo:font-size="14pt" style:text-underline-style="none" fo:font-weight="bold" officeooo:rsid="003b9b36" officeooo:paragraph-rsid="003f13b3" style:font-size-asian="14pt" style:font-weight-asian="bold" style:font-size-complex="14pt" style:font-weight-complex="bold"/>
    </style:style>
    <style:style style:name="P97" style:family="paragraph" style:parent-style-name="Standard" style:list-style-name="L11">
      <style:paragraph-properties fo:text-align="justify" style:justify-single-word="false"/>
      <style:text-properties fo:font-size="14pt" style:text-underline-style="none" fo:font-weight="bold" officeooo:rsid="003d065c" officeooo:paragraph-rsid="003d065c" style:font-size-asian="14pt" style:font-weight-asian="bold" style:font-size-complex="14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14pt" fo:font-weight="bold" officeooo:rsid="001d17d0" officeooo:paragraph-rsid="00280e71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justify" style:justify-single-word="false"/>
      <style:text-properties fo:font-size="14pt" fo:font-weight="bold" officeooo:rsid="001d17d0" officeooo:paragraph-rsid="003689b3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size="14pt" fo:font-weight="bold" officeooo:rsid="001d17d0" officeooo:paragraph-rsid="00383246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size="14pt" fo:font-weight="bold" officeooo:rsid="0037295d" officeooo:paragraph-rsid="0037295d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ff0000" style:text-underline-style="solid" style:text-underline-width="auto" style:text-underline-color="font-color" officeooo:rsid="002109e3" officeooo:paragraph-rsid="0031eee0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ff0000" style:text-underline-style="solid" style:text-underline-width="auto" style:text-underline-color="font-color" officeooo:rsid="002760f6" officeooo:paragraph-rsid="003602ad" fo:background-color="transparent"/>
    </style:style>
    <style:style style:name="P104" style:family="paragraph" style:parent-style-name="Standard">
      <style:paragraph-properties fo:text-align="center" style:justify-single-word="false"/>
      <style:text-properties fo:font-size="15pt" fo:font-weight="bold" officeooo:rsid="001d17d0" officeooo:paragraph-rsid="001d17d0" style:font-size-asian="15pt" style:font-weight-asian="bold" style:font-size-complex="15pt" style:font-weight-complex="bold"/>
    </style:style>
    <style:style style:name="P105" style:family="paragraph" style:parent-style-name="Standard" style:list-style-name="L10" style:master-page-name="">
      <style:paragraph-properties fo:text-align="justify" style:justify-single-word="false" style:page-number="auto"/>
      <style:text-properties officeooo:paragraph-rsid="002d4bbd"/>
    </style:style>
    <style:style style:name="P106" style:family="paragraph" style:parent-style-name="Standard">
      <style:paragraph-properties fo:text-align="center" style:justify-single-word="false" fo:break-before="page"/>
      <style:text-properties fo:font-size="14pt" fo:font-weight="bold" officeooo:rsid="00280e71" officeooo:paragraph-rsid="00280e71" style:font-size-asian="14pt" style:font-weight-asian="bold" style:font-size-complex="14pt" style:font-weight-complex="bold"/>
    </style:style>
    <style:style style:name="P107" style:family="paragraph" style:parent-style-name="Preformatted_20_Text" style:list-style-name="L1">
      <style:text-properties officeooo:rsid="0001a360" officeooo:paragraph-rsid="002109e3" fo:background-color="#ffff00"/>
    </style:style>
    <style:style style:name="P108" style:family="paragraph" style:parent-style-name="Preformatted_20_Text" style:list-style-name="L6">
      <style:paragraph-properties fo:text-align="justify" style:justify-single-word="false"/>
      <style:text-properties officeooo:rsid="0001a360" officeooo:paragraph-rsid="002109e3" fo:background-color="#ffff00"/>
    </style:style>
    <style:style style:name="P109" style:family="paragraph" style:parent-style-name="Preformatted_20_Text" style:list-style-name="L6">
      <style:text-properties officeooo:rsid="0001a360" officeooo:paragraph-rsid="002109e3"/>
    </style:style>
    <style:style style:name="P110" style:family="paragraph" style:parent-style-name="Preformatted_20_Text" style:list-style-name="L6">
      <style:text-properties style:font-name="Liberation Serif" fo:font-size="12pt" officeooo:rsid="002109e3" officeooo:paragraph-rsid="002109e3" style:font-size-asian="12pt" style:font-size-complex="12pt"/>
    </style:style>
    <style:style style:name="P111" style:family="paragraph" style:parent-style-name="Preformatted_20_Text" style:list-style-name="L7">
      <style:paragraph-properties fo:text-align="justify" style:justify-single-word="false"/>
      <style:text-properties style:text-underline-style="none" officeooo:rsid="0001a360" officeooo:paragraph-rsid="00280e71" fo:background-color="#ffff00"/>
    </style:style>
    <style:style style:name="P112" style:family="paragraph" style:parent-style-name="Preformatted_20_Text" style:list-style-name="L1">
      <style:paragraph-properties fo:text-align="justify" style:justify-single-word="false"/>
      <style:text-properties style:use-window-font-color="true" style:text-underline-style="none" officeooo:rsid="0001a360" officeooo:paragraph-rsid="003602ad" fo:background-color="#ffff00"/>
    </style:style>
    <style:style style:name="T1" style:family="text">
      <style:text-properties officeooo:rsid="001d632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a360"/>
    </style:style>
    <style:style style:name="T4" style:family="text">
      <style:text-properties officeooo:rsid="001ef078"/>
    </style:style>
    <style:style style:name="T5" style:family="text">
      <style:text-properties officeooo:rsid="002109e3"/>
    </style:style>
    <style:style style:name="T6" style:family="text">
      <style:text-properties officeooo:rsid="0001ac12"/>
    </style:style>
    <style:style style:name="T7" style:family="text">
      <style:text-properties officeooo:rsid="00056d87"/>
    </style:style>
    <style:style style:name="T8" style:family="text">
      <style:text-properties officeooo:rsid="0006c3ce"/>
    </style:style>
    <style:style style:name="T9" style:family="text">
      <style:text-properties officeooo:rsid="0006c76e"/>
    </style:style>
    <style:style style:name="T10" style:family="text">
      <style:text-properties officeooo:rsid="0001ac12" fo:background-color="#ffff00" loext:char-shading-value="0"/>
    </style:style>
    <style:style style:name="T11" style:family="text">
      <style:text-properties officeooo:rsid="0001a360"/>
    </style:style>
    <style:style style:name="T12" style:family="text">
      <style:text-properties officeooo:rsid="00221304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fe38a" fo:background-color="transparent" loext:char-shading-value="0"/>
    </style:style>
    <style:style style:name="T15" style:family="text">
      <style:text-properties officeooo:rsid="002741a4" fo:background-color="transparent" loext:char-shading-value="0"/>
    </style:style>
    <style:style style:name="T16" style:family="text">
      <style:text-properties officeooo:rsid="0024e44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620fa"/>
    </style:style>
    <style:style style:name="T19" style:family="text">
      <style:text-properties officeooo:rsid="002741a4"/>
    </style:style>
    <style:style style:name="T20" style:family="text">
      <style:text-properties style:text-underline-style="none"/>
    </style:style>
    <style:style style:name="T21" style:family="text">
      <style:text-properties officeooo:rsid="002760f6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officeooo:rsid="002109e3"/>
    </style:style>
    <style:style style:name="T24" style:family="text">
      <style:text-properties style:use-window-font-color="true" officeooo:rsid="00280e71"/>
    </style:style>
    <style:style style:name="T25" style:family="text">
      <style:text-properties style:use-window-font-color="true" style:text-underline-style="solid" style:text-underline-width="auto" style:text-underline-color="font-color"/>
    </style:style>
    <style:style style:name="T26" style:family="text">
      <style:text-properties style:use-window-font-color="true" style:text-underline-style="solid" style:text-underline-width="auto" style:text-underline-color="font-color" officeooo:rsid="002109e3"/>
    </style:style>
    <style:style style:name="T27" style:family="text">
      <style:text-properties style:use-window-font-color="true" style:text-underline-style="solid" style:text-underline-width="auto" style:text-underline-color="font-color" officeooo:rsid="00221304"/>
    </style:style>
    <style:style style:name="T28" style:family="text">
      <style:text-properties style:use-window-font-color="true" officeooo:rsid="0001ac12"/>
    </style:style>
    <style:style style:name="T29" style:family="text">
      <style:text-properties style:use-window-font-color="true" officeooo:rsid="0006c76e"/>
    </style:style>
    <style:style style:name="T30" style:family="text">
      <style:text-properties officeooo:rsid="00280e71"/>
    </style:style>
    <style:style style:name="T31" style:family="text">
      <style:text-properties officeooo:rsid="002848c8"/>
    </style:style>
    <style:style style:name="T32" style:family="text">
      <style:text-properties officeooo:rsid="0028fa20"/>
    </style:style>
    <style:style style:name="T33" style:family="text">
      <style:text-properties officeooo:rsid="002acac6"/>
    </style:style>
    <style:style style:name="T3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2bd804" style:font-size-asian="12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2d4bbd" style:font-size-asian="12pt" style:font-weight-asian="normal" style:font-size-complex="12pt" style:font-weight-complex="normal"/>
    </style:style>
    <style:style style:name="T37" style:family="text">
      <style:text-properties fo:font-size="12pt" style:text-underline-style="none" fo:font-weight="normal" officeooo:rsid="002f1f88" style:font-size-asian="12pt" style:font-weight-asian="normal" style:font-size-complex="12pt" style:font-weight-complex="normal"/>
    </style:style>
    <style:style style:name="T38" style:family="text">
      <style:text-properties fo:font-size="12pt" style:text-underline-style="none" fo:font-weight="normal" officeooo:rsid="0033108a" style:font-size-asian="12pt" style:font-weight-asian="normal" style:font-size-complex="12pt" style:font-weight-complex="normal"/>
    </style:style>
    <style:style style:name="T3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solid" style:text-underline-width="auto" style:text-underline-color="font-color" fo:font-weight="normal" officeooo:rsid="0028fa20" style:font-size-asian="12pt" style:font-weight-asian="normal" style:font-size-complex="12pt" style:font-weight-complex="normal"/>
    </style:style>
    <style:style style:name="T42" style:family="text">
      <style:text-properties fo:font-size="12pt" style:text-underline-style="solid" style:text-underline-width="auto" style:text-underline-color="font-color" fo:font-weight="normal" officeooo:rsid="002bd804" style:font-size-asian="12pt" style:font-weight-asian="normal" style:font-size-complex="12pt" style:font-weight-complex="normal"/>
    </style:style>
    <style:style style:name="T43" style:family="text">
      <style:text-properties fo:font-size="12pt" style:text-underline-style="solid" style:text-underline-width="auto" style:text-underline-color="font-color" fo:font-weight="normal" officeooo:rsid="00304455" style:font-size-asian="12pt" style:font-weight-asian="normal" style:font-size-complex="12pt" style:font-weight-complex="normal"/>
    </style:style>
    <style:style style:name="T44" style:family="text">
      <style:text-properties fo:font-size="12pt" style:text-underline-style="solid" style:text-underline-width="auto" style:text-underline-color="font-color" fo:font-weight="normal" officeooo:rsid="00383246" style:font-size-asian="12pt" style:font-weight-asian="normal" style:font-size-complex="12pt" style:font-weight-complex="normal"/>
    </style:style>
    <style:style style:name="T45" style:family="text">
      <style:text-properties fo:font-size="12pt" style:text-underline-style="solid" style:text-underline-width="auto" style:text-underline-color="font-color" fo:font-weight="normal" officeooo:rsid="00399db1" style:font-size-asian="12pt" style:font-weight-asian="normal" style:font-size-complex="12pt" style:font-weight-complex="normal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2bd804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1eee0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3d065c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3e79ab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3f13b3" style:font-size-asian="12pt" style:font-weight-asian="normal" style:font-size-complex="12pt" style:font-weight-complex="normal"/>
    </style:style>
    <style:style style:name="T52" style:family="text">
      <style:text-properties officeooo:rsid="002bd804"/>
    </style:style>
    <style:style style:name="T53" style:family="text">
      <style:text-properties officeooo:rsid="0031eee0"/>
    </style:style>
    <style:style style:name="T54" style:family="text">
      <style:text-properties officeooo:rsid="0033108a"/>
    </style:style>
    <style:style style:name="T55" style:family="text">
      <style:text-properties officeooo:rsid="0034bcfd"/>
    </style:style>
    <style:style style:name="T56" style:family="text">
      <style:text-properties officeooo:rsid="003689b3"/>
    </style:style>
    <style:style style:name="T57" style:family="text">
      <style:text-properties officeooo:rsid="003729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EXPERIMENTAL PROTOCOL</text:p>
      <text:p text:style-name="P1"/>
      <text:p text:style-name="P16">A. Before the experiment begins</text:p>
      <text:p text:style-name="P2"/>
      <text:p text:style-name="P12">A.1. <text:span text:style-name="T16">Setting up the e</text:span>xperimental material</text:p>
      <text:p text:style-name="P2"/>
      <text:p text:style-name="P7">A.1.1. Computer</text:p>
      <text:p text:style-name="P7"/>
      <text:list xml:id="list8600437318452563169" text:style-name="L1">
        <text:list-item>
          <text:p text:style-name="P35">Turn the computer ON and access Ubuntu (it will be accessed by default)</text:p>
          <text:list>
            <text:list-item>
              <text:p text:style-name="P35">The password is <text:span text:style-name="T2">iast</text:span></text:p>
            </text:list-item>
          </text:list>
        </text:list-item>
        <text:list-item>
          <text:p text:style-name="P35">Open the search button on top and type “Terminal”. Open the Terminal.</text:p>
        </text:list-item>
        <text:list-item>
          <text:p text:style-name="P37">Enter the folder where the oTree project is stored</text:p>
          <text:list>
            <text:list-item>
              <text:p text:style-name="P38">cd Documents/oTree</text:p>
            </text:list-item>
          </text:list>
        </text:list-item>
        <text:list-item>
          <text:p text:style-name="P39">Tell oTree to use Postgres instead of SQLite:</text:p>
          <text:list>
            <text:list-item>
              <text:p text:style-name="P107">export DATABASE_URL=postgres://postgres@localhost/django_db</text:p>
            </text:list-item>
          </text:list>
        </text:list-item>
        <text:list-item>
          <text:p text:style-name="P40">Migrate the database. This is the equivalent of otree resetdb when using PostgreSQL <text:span text:style-name="T5">instead of SQLite</text:span></text:p>
          <text:list>
            <text:list-item>
              <text:p text:style-name="P107"><text:span text:style-name="T6">otree</text:span> <text:span text:style-name="T6">migrate</text:span></text:p>
            </text:list-item>
          </text:list>
        </text:list-item>
        <text:list-item>
          <text:p text:style-name="P42">Set oTree in production environment</text:p>
          <text:list>
            <text:list-item>
              <text:p text:style-name="P107">export <text:span text:style-name="T7">OTREE_PODUCTION=1</text:span></text:p>
            </text:list-item>
          </text:list>
        </text:list-item>
        <text:list-item>
          <text:p text:style-name="P42"><text:span text:style-name="T8">Run</text:span> oTree in production <text:span text:style-name="T8">mode</text:span></text:p>
          <text:list>
            <text:list-item>
              <text:p text:style-name="P107"><text:span text:style-name="T6">otree</text:span> <text:span text:style-name="T9">runprodserver --port 8080</text:span></text:p>
            </text:list-item>
          </text:list>
        </text:list-item>
        <text:list-item>
          <text:p text:style-name="P44">Check the number of participants and adjust the models.py files for both games</text:p>
          <text:list>
            <text:list-item>
              <text:p text:style-name="P44">With the “Files” application go to the folder trustfield_ch</text:p>
              <text:list>
                <text:list-item>
                  <text:p text:style-name="P44">Open the models.py file <text:span text:style-name="T19">(c</text:span>aution: is the models.py and <text:span text:style-name="T17">not</text:span> the models.pyc file<text:span text:style-name="T19">)</text:span></text:p>
                </text:list-item>
                <text:list-item>
                  <text:p text:style-name="P48">Go to line 27 where you will find <text:s/>### Change this parameter according to the session size ### </text:p>
                </text:list-item>
                <text:list-item>
                  <text:p text:style-name="P48">Uncomment the line: num_senders_per_type = X</text:p>
                  <text:list>
                    <text:list-item>
                      <text:p text:style-name="P48">Where X is the number of participants divided by 4</text:p>
                    </text:list-item>
                  </text:list>
                </text:list-item>
              </text:list>
            </text:list-item>
            <text:list-item>
              <text:p text:style-name="P45">With the “Files” application go to the folder <text:span text:style-name="T18">pg</text:span>field_ch</text:p>
              <text:list>
                <text:list-item>
                  <text:p text:style-name="P46">Open the models.py file <text:span text:style-name="T19">(c</text:span>aution: is the models.py and <text:span text:style-name="T17">not</text:span> the models.pyc file<text:span text:style-name="T19">)</text:span></text:p>
                </text:list-item>
                <text:list-item>
                  <text:p text:style-name="P48">Go to line 25 where you will find <text:s/>### Change this parameter according to the session size ### </text:p>
                </text:list-item>
                <text:list-item>
                  <text:p text:style-name="P48">Uncomment the line: total_groups = X</text:p>
                  <text:list>
                    <text:list-item>
                      <text:p text:style-name="P48">Where X is the number of participants divided by 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Open in the browser the address 0.0.0.0:8080</text:p>
        </text:list-item>
        <text:list-item>
          <text:p text:style-name="P51">Go to “Sessions” on the black bar on top of the page. <text:span text:style-name="T21">C</text:span>lick on the button “Create new session”</text:p>
          <text:list>
            <text:list-item>
              <text:p text:style-name="P33"><text:span text:style-name="T15">Select </text:span><text:a xlink:type="simple" xlink:href="http://0.0.0.0:8080/create_session/full_game_ch/?mturk=0"><text:span text:style-name="T2">Full game: Trust Game + Public Goods Game (in Chinese)</text:span></text:a><text:span text:style-name="T20">.</text:span></text:p>
            </text:list-item>
            <text:list-item>
              <text:p text:style-name="P50">Select the number of participants and click the blue button (“Next”).</text:p>
            </text:list-item>
          </text:list>
        </text:list-item>
        <text:list-item>
          <text:p text:style-name="P50">Go again to “Sessions” on the black bar on top of the page. <text:span text:style-name="T21">C</text:span>lick on “Default” for the new created session.</text:p>
          <text:list>
            <text:list-item>
              <text:p text:style-name="P53">The new created session is on top of the list of sessions</text:p>
            </text:list-item>
            <text:list-item>
              <text:p text:style-name="P53">Now the “Default” button should turn green.</text:p>
            </text:list-item>
          </text:list>
        </text:list-item>
        <text:list-item>
          <text:p text:style-name="P53">Click on the button “Monitor” to check that tablets are connecting to the server</text:p>
          <text:list>
            <text:list-item>
              <text:p text:style-name="P53">Each tablet number will appear with a label corresponding to the tablet ID</text:p>
            </text:list-item>
          </text:list>
        </text:list-item>
      </text:list>
      <text:p text:style-name="P18"/>
      <text:p text:style-name="P31"><text:soft-page-break/></text:p>
      <text:p text:style-name="P8">A.1.<text:span text:style-name="T5">2</text:span>. Router</text:p>
      <text:p text:style-name="P8"/>
      <text:list xml:id="list8092721493141911919" text:style-name="L2">
        <text:list-item>
          <text:p text:style-name="P55">Plug the three antennas. Set them in the corrected angles: \ | /</text:p>
        </text:list-item>
        <text:list-item>
          <text:p text:style-name="P55">Connect the router to the electrical plug an turn it <text:span text:style-name="T1">ON</text:span></text:p>
        </text:list-item>
      </text:list>
      <text:p text:style-name="P3"/>
      <text:p text:style-name="P8">A.1.<text:span text:style-name="T5">3</text:span>. Tablets</text:p>
      <text:p text:style-name="P8"/>
      <text:list xml:id="list4355300168926245848" text:style-name="L3">
        <text:list-item>
          <text:p text:style-name="P57">Turn tablets ON</text:p>
        </text:list-item>
        <text:list-item>
          <text:p text:style-name="P57">Set the wi-fi ON. Verify that each tablet automatically connects to the oTree network</text:p>
          <text:list>
            <text:list-item>
              <text:p text:style-name="P57">If the tablet is not connecting to the oTree network try to connect it manually. </text:p>
              <text:list>
                <text:list-item>
                  <text:p text:style-name="P57">The password is <text:span text:style-name="T2">otreejoin</text:span>.</text:p>
                </text:list-item>
              </text:list>
            </text:list-item>
          </text:list>
        </text:list-item>
        <text:list-item>
          <text:p text:style-name="P58">Open the Kiosk Browser Lockdown application. Set it to always open.</text:p>
        </text:list-item>
        <text:list-item>
          <text:p text:style-name="P58">If the oTree network is working the “Welcome” page of the experiment should appear.</text:p>
        </text:list-item>
        <text:list-item>
          <text:p text:style-name="P60">Prepare the tablets in order of tablet ID (number in the back).</text:p>
        </text:list-item>
      </text:list>
      <text:p text:style-name="P31"/>
      <text:p text:style-name="P9">A.1.<text:span text:style-name="T12">4</text:span>. <text:span text:style-name="T12">Checklist of other experimental material</text:span></text:p>
      <text:p text:style-name="P9"/>
      <text:list xml:id="list4410543468521892015" text:style-name="L4">
        <text:list-item>
          <text:p text:style-name="P62">Sheets of paper and pen/pencils for each participant</text:p>
        </text:list-item>
        <text:list-item>
          <text:p text:style-name="P62">Electrical multitake and electrical extension</text:p>
        </text:list-item>
        <text:list-item>
          <text:p text:style-name="P62">Envelopes to pay the participants</text:p>
        </text:list-item>
        <text:list-item>
          <text:p text:style-name="P62">Receipt for each participants</text:p>
        </text:list-item>
        <text:list-item>
          <text:p text:style-name="P62">Spare tablet with charger</text:p>
        </text:list-item>
        <text:list-item>
          <text:p text:style-name="P63">Large pieces of paper and markers to explain the examples of each game</text:p>
        </text:list-item>
      </text:list>
      <text:p text:style-name="P9"/>
      <text:p text:style-name="P24">A.1.<text:span text:style-name="T12">5</text:span>. T<text:span text:style-name="T12">roubleshooting</text:span></text:p>
      <text:p text:style-name="P10"/>
      <text:p text:style-name="P25">A.1.<text:span text:style-name="T12">5</text:span>.<text:span text:style-name="T21">1.</text:span> Troubleshooting: <text:span text:style-name="T12">the</text:span> <text:s/><text:span text:style-name="T4">Kiosk Browser Lockdown application is not working</text:span></text:p>
      <text:p text:style-name="P5"/>
      <text:p text:style-name="P19">If the “Welcome” page does not appear, the Kiosk Browser Lockdown must be reconfigured. </text:p>
      <text:p text:style-name="P23">Steps to complete: </text:p>
      <text:list xml:id="list4416563507945885772" text:style-name="L5">
        <text:list-item>
          <text:p text:style-name="P59">Leave the Kiosk Browser Lockdown. Password is 0000</text:p>
        </text:list-item>
        <text:list-item>
          <text:p text:style-name="P59">Open the tablet's browser and go to the address 192.168.1.100:8080. The main page of the oTree monitor's desk will open.</text:p>
          <text:list>
            <text:list-item>
              <text:p text:style-name="P59">Please note that the IP address starts with 192.168.1.100. This is the address that the router assigned to the computer hosting the server.</text:p>
            </text:list-item>
          </text:list>
        </text:list-item>
        <text:list-item>
          <text:p text:style-name="P59">Click on the “Integration” button located on the top black bar.</text:p>
        </text:list-item>
        <text:list-item>
          <text:p text:style-name="P59">Click on “Persistent URLs” and copy the text of any of the links. It should look like:</text:p>
          <text:list>
            <text:list-item>
              <text:p text:style-name="P59"><text:a xlink:type="simple" xlink:href="http://0.0.0.0:8080/AssignVisitorToDefaultSession/?participant_label=PC-1&amp;access_code_for_default_session=my_access_code">http://0.0.0.0:8080/AssignVisitorToDefaultSession/?participant_label=PC-1&amp;access_code_for_default_session=my_access_code</text:a></text:p>
            </text:list-item>
          </text:list>
        </text:list-item>
        <text:list-item>
          <text:p text:style-name="P59">Go to the settings of the tablet's browser and set this link as the homepage.</text:p>
        </text:list-item>
        <text:list-item>
          <text:p text:style-name="P36">Then change “participant_label=PC-1” to “participant_label=t-XX”, where XX are the two last digits of the tablet's inventory number (see on the back of the tablet).</text:p>
        </text:list-item>
        <text:list-item>
          <text:p text:style-name="P36">Copy the new persistent URL and set it as homepage in the <text:s/><text:span text:style-name="T4">Kiosk Browser Lockdown </text:span>application. The URL should look like this:</text:p>
          <text:list>
            <text:list-item>
              <text:p text:style-name="P67"><text:a xlink:type="simple" xlink:href="http://0.0.0.0:8080/AssignVisitorToDefaultSession/?participant_label=PC-1&amp;access_code_for_default_session=my_access_code"><text:span text:style-name="T13">http://0.0.0.0:8080/AssignVisitorToDefaultSession/?participant_label=</text:span></text:a><text:a xlink:type="simple" xlink:href="http://0.0.0.0:8080/AssignVisitorToDefaultSession/?participant_label=PC-1&amp;access_code_for_default_session=my_access_code"><text:span text:style-name="T14">t</text:span></text:a><text:a xlink:type="simple" xlink:href="http://0.0.0.0:8080/AssignVisitorToDefaultSession/?participant_label=PC-1&amp;access_code_for_default_session=my_access_code"><text:span text:style-name="T13">-</text:span></text:a><text:a xlink:type="simple" xlink:href="http://0.0.0.0:8080/AssignVisitorToDefaultSession/?participant_label=PC-1&amp;access_code_for_default_session=my_access_code"><text:span text:style-name="T14">XX</text:span></text:a><text:a xlink:type="simple" xlink:href="http://0.0.0.0:8080/AssignVisitorToDefaultSession/?participant_label=PC-1&amp;access_code_for_default_session=my_access_code"><text:span text:style-name="T13">&amp;access_code_for_default_session=my_access_code</text:span></text:a></text:p>
            </text:list-item>
          </text:list>
        </text:list-item>
      </text:list>
      <text:p text:style-name="P10"><text:soft-page-break/></text:p>
      <text:p text:style-name="P26">A.1.<text:span text:style-name="T12">5</text:span>.<text:span text:style-name="T21">2.</text:span> Troubleshooting: the database stopped working</text:p>
      <text:p text:style-name="P10"/>
      <text:p text:style-name="P4">It could happen when deleting manually old sessions from the oTree monitor's platform. A new database will be also needed if new variables are created in models.py. </text:p>
      <text:p text:style-name="P4">In any of these cases it will be necessary to delete the database and create a new one. Make sure that you make one copy of all the files in the database before deleting it. </text:p>
      <text:p text:style-name="P6">Steps to complete:</text:p>
      <text:list xml:id="list1599562879626635273" text:style-name="L6">
        <text:list-item>
          <text:p text:style-name="P41">Delete the old version of the database (if exists)</text:p>
          <text:list>
            <text:list-item>
              <text:p text:style-name="P109"><text:span text:style-name="Teletype"><text:span text:style-name="T10">psql -U postgres -c "drop database django_db"</text:span></text:span></text:p>
            </text:list-item>
            <text:list-item>
              <text:p text:style-name="P110">Password <text:span text:style-name="T11">for postgres: </text:span><text:span text:style-name="T3">iast</text:span></text:p>
            </text:list-item>
          </text:list>
        </text:list-item>
        <text:list-item>
          <text:p text:style-name="P68">Create the <text:span text:style-name="T5">new version of the </text:span>database:</text:p>
          <text:list>
            <text:list-item>
              <text:p text:style-name="P108">psql -c 'create database django_db;' -U postgres</text:p>
            </text:list-item>
          </text:list>
        </text:list-item>
        <text:list-item>
          <text:p text:style-name="P41">Migrate the database. <text:span text:style-name="T5">This step is particularly important after creating a new database</text:span></text:p>
          <text:list>
            <text:list-item>
              <text:p text:style-name="P108"><text:span text:style-name="T6">otree</text:span> <text:span text:style-name="T6">migrate</text:span></text:p>
            </text:list-item>
          </text:list>
        </text:list-item>
      </text:list>
      <text:p text:style-name="P20"/>
      <text:p text:style-name="P25">A.1.<text:span text:style-name="T21">5</text:span>.<text:span text:style-name="T21">3.</text:span> Troubleshooting: <text:span text:style-name="T21">when trying to run the production server the error is “The database is locked”</text:span></text:p>
      <text:p text:style-name="P11"/>
      <text:p text:style-name="P22">The problem appears when a session is running and the server is shutdown. The solution is as in <text:span text:style-name="T26">A.1.</text:span><text:span text:style-name="T27">5</text:span><text:span text:style-name="T26">.</text:span><text:span text:style-name="T25">2.</text:span><text:span text:style-name="T26">,</text:span><text:span text:style-name="T23"> </text:span><text:span text:style-name="T22">delete the database and create a new one. </text:span><text:span text:style-name="T24">However there is one more step that may help:</text:span></text:p>
      <text:list xml:id="list7384014513784543580" text:style-name="L7">
        <text:list-item>
          <text:p text:style-name="P64"><text:span text:style-name="T22">Follow same steps as in </text:span><text:span text:style-name="T26">A.1.</text:span><text:span text:style-name="T27">5</text:span><text:span text:style-name="T26">.</text:span><text:span text:style-name="T25">2.</text:span></text:p>
        </text:list-item>
        <text:list-item>
          <text:p text:style-name="P69">Then in the Terminal you need to write:</text:p>
          <text:list>
            <text:list-item>
              <text:p text:style-name="P111"><text:span text:style-name="T28">otree</text:span><text:span text:style-name="T22"> </text:span><text:span text:style-name="T29">runprodserver --port 8080</text:span></text:p>
            </text:list-item>
          </text:list>
        </text:list-item>
        <text:list-item>
          <text:p text:style-name="P65">If the production server is still not running you need to restart the computer and migrate the database again</text:p>
          <text:list>
            <text:list-item>
              <text:p text:style-name="P111"><text:span text:style-name="T6">otree</text:span> <text:span text:style-name="T6">migrate</text:span></text:p>
            </text:list-item>
          </text:list>
        </text:list-item>
      </text:list>
      <text:p text:style-name="P66"/>
      <text:p text:style-name="P102">A.1.<text:span text:style-name="T21">5</text:span>.<text:span text:style-name="T53">4.</text:span> Troubleshooting: <text:span text:style-name="T53">the number of actual participants is lower than in the session that was created</text:span></text:p>
      <text:p text:style-name="P102"/>
      <text:p text:style-name="P70">Th<text:span text:style-name="T53">is solution is relevant if some tablets are already connected to the server and they will not be used due to lack of participants. These are the steps to follow:</text:span></text:p>
      <text:list xml:id="list7250498544543170363" text:style-name="L13">
        <text:list-item>
          <text:p text:style-name="P71">Turn OFF the tablets that will not be used</text:p>
          <text:list>
            <text:list-item>
              <text:p text:style-name="P71">Remember that possible number of participants in a session are 20, 16 and 12</text:p>
              <text:list>
                <text:list-item>
                  <text:p text:style-name="P71">Having sessions with 12 participants should be avoided at all costs</text:p>
                </text:list-item>
                <text:list-item>
                  <text:p text:style-name="P71">Other <text:span text:style-name="T54">numbers of participants are not possible</text:span></text:p>
                </text:list-item>
              </text:list>
            </text:list-item>
          </text:list>
        </text:list-item>
        <text:list-item>
          <text:p text:style-name="P72">Go to the “Sessions” screen and change the default session, set an older session as default</text:p>
        </text:list-item>
        <text:list-item>
          <text:p text:style-name="P72">Shut down the server</text:p>
          <text:list>
            <text:list-item>
              <text:p text:style-name="P72"><text:span text:style-name="T55">To shut down the server p</text:span>ress Ctrl<text:span text:style-name="T55">+</text:span>C on the Terminal</text:p>
            </text:list-item>
          </text:list>
        </text:list-item>
      </text:list>
      <text:list xml:id="list75439964277530" text:continue-list="list8600437318452563169" text:style-name="L1">
        <text:list-item>
          <text:p text:style-name="P47">Check the number of participants and adjust the models.py files for both games</text:p>
          <text:list>
            <text:list-item>
              <text:p text:style-name="P47">With the “Files” application go to the folder trustfield_ch</text:p>
              <text:list>
                <text:list-item>
                  <text:p text:style-name="P47">Open the models.py file <text:span text:style-name="T19">(c</text:span>aution: is the models.py and <text:span text:style-name="T17">not</text:span> the models.pyc file<text:span text:style-name="T19">)</text:span></text:p>
                </text:list-item>
                <text:list-item>
                  <text:p text:style-name="P49">Go to line 27 where you will find <text:s/>### Change this parameter according to the session size ### </text:p>
                </text:list-item>
                <text:list-item>
                  <text:p text:style-name="P49">Uncomment the line: num_senders_per_type = X</text:p>
                  <text:list>
                    <text:list-item>
                      <text:p text:style-name="P49">Where X is the number of participants divided by 4</text:p>
                    </text:list-item>
                  </text:list>
                </text:list-item>
              </text:list>
            </text:list-item>
            <text:list-item>
              <text:p text:style-name="P47">With the “Files” application go to the folder <text:span text:style-name="T18">pg</text:span>field_ch</text:p>
              <text:list>
                <text:list-item>
                  <text:p text:style-name="P47">Open the models.py file <text:span text:style-name="T19">(c</text:span>aution: is the models.py and <text:span text:style-name="T17">not</text:span> the models.pyc file<text:span text:style-name="T19">)</text:span></text:p>
                </text:list-item>
                <text:list-item>
                  <text:p text:style-name="P49"><text:soft-page-break/>Go to line 25 where you will find <text:s/>### Change this parameter according to the session size ### </text:p>
                </text:list-item>
                <text:list-item>
                  <text:p text:style-name="P49">Uncomment the line: total_groups = X</text:p>
                  <text:list>
                    <text:list-item>
                      <text:p text:style-name="P73">Where X is the number of participants divided by 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span text:style-name="T8">Restart</text:span> oTree in production <text:span text:style-name="T8">mode</text:span></text:p>
          <text:list>
            <text:list-item>
              <text:p text:style-name="P112"><text:span text:style-name="T6">otree</text:span> <text:span text:style-name="T9">runprodserver --port 8080</text:span></text:p>
            </text:list-item>
          </text:list>
        </text:list-item>
        <text:list-item>
          <text:p text:style-name="P52">Go to “Sessions” on the black bar on top of the page. <text:span text:style-name="T21">C</text:span>lick on the button “Create new session”</text:p>
          <text:list>
            <text:list-item>
              <text:p text:style-name="P34"><text:span text:style-name="T15">Select </text:span><text:a xlink:type="simple" xlink:href="http://0.0.0.0:8080/create_session/full_game_ch/?mturk=0"><text:span text:style-name="T2">Full game: Trust Game + Public Goods Game (in Chinese)</text:span></text:a><text:span text:style-name="T20">.</text:span></text:p>
            </text:list-item>
            <text:list-item>
              <text:p text:style-name="P52">Select the number of participants and click the blue button (“Next”).</text:p>
            </text:list-item>
          </text:list>
        </text:list-item>
        <text:list-item>
          <text:p text:style-name="P52">Go again to “Sessions” on the black bar on top of the page. <text:span text:style-name="T21">C</text:span>lick on “Default” for the new created session.</text:p>
          <text:list>
            <text:list-item>
              <text:p text:style-name="P54">The new created session is on top of the list of sessions</text:p>
            </text:list-item>
            <text:list-item>
              <text:p text:style-name="P54">Now the “Default” button should turn green.</text:p>
            </text:list-item>
          </text:list>
        </text:list-item>
        <text:list-item>
          <text:p text:style-name="P54">Click on the button “Monitor” to check that tablets are connecting to the server</text:p>
          <text:list>
            <text:list-item>
              <text:p text:style-name="P103">Each tablet number will appear with a label corresponding to the tablet ID</text:p>
            </text:list-item>
          </text:list>
        </text:list-item>
      </text:list>
      <text:p text:style-name="P2"/>
      <text:p text:style-name="P2"/>
      <text:p text:style-name="P12">A.2. Organization of participants</text:p>
      <text:p text:style-name="P2"/>
      <text:list xml:id="list8762845066808510067" text:style-name="L8">
        <text:list-item>
          <text:p text:style-name="P61">Welcome the participants into the room. </text:p>
          <text:list>
            <text:list-item>
              <text:p text:style-name="P61">Tell them that the activity will start once all the other participants arrive.</text:p>
            </text:list-item>
            <text:list-item>
              <text:p text:style-name="P61">If some participants have not arrived after 10-15 minutes of the requested time:</text:p>
              <text:list>
                <text:list-item>
                  <text:p text:style-name="P61">Try to contact the participants that have not arrived yet.</text:p>
                </text:list-item>
                <text:list-item>
                  <text:p text:style-name="P61">If this is not possible, or if they confirm that it will take them more than 10 minutes to arrive, ask among the participants if they have a friend or relative who went with them and can participate.</text:p>
                </text:list-item>
              </text:list>
            </text:list-item>
          </text:list>
        </text:list-item>
        <text:list-item>
          <text:p text:style-name="P61">When at least 75% of the expected participants arrive assign the tablets randomly</text:p>
          <text:list>
            <text:list-item>
              <text:p text:style-name="P61">Put in a plastic bag one paper with each tablet ID number</text:p>
            </text:list-item>
            <text:list-item>
              <text:p text:style-name="P61">Give to each participant the respective tablet</text:p>
            </text:list-item>
            <text:list-item>
              <text:p text:style-name="P74">Tell the participant that is important to keep the paper with the number to get paid</text:p>
            </text:list-item>
          </text:list>
        </text:list-item>
      </text:list>
      <text:p text:style-name="P21"/>
      <text:p text:style-name="P32"><text:span text:style-name="T30">B. During</text:span> the experiment </text:p>
      <text:p text:style-name="P17"/>
      <text:p text:style-name="P13"><text:span text:style-name="T31">B</text:span>.1. <text:span text:style-name="T31">Introduction to the activity</text:span></text:p>
      <text:p text:style-name="P13"/>
      <text:p text:style-name="P29"><text:span text:style-name="T32">B</text:span>.1.1. <text:span text:style-name="T32">Once they have the tablet with the “Welcome page”</text:span></text:p>
      <text:p text:style-name="P27"/>
      <text:list xml:id="list4076392901561984160" text:style-name="L9">
        <text:list-item>
          <text:p text:style-name="P75">Explain that instructions will be given orally, they need to pay attention to what is said.</text:p>
          <text:list>
            <text:list-item>
              <text:p text:style-name="P75">Written instructions are for support</text:p>
            </text:list-item>
          </text:list>
        </text:list-item>
        <text:list-item>
          <text:p text:style-name="P76">They will be paid at the end of the activity, after they complete a short questionnaire.</text:p>
        </text:list-item>
      </text:list>
      <text:p text:style-name="P14"/>
      <text:p text:style-name="P14"/>
      <text:p text:style-name="P13"><text:span text:style-name="T31">B</text:span>.<text:span text:style-name="T31">2</text:span>. <text:span text:style-name="T31">Giving the instructions in each game</text:span></text:p>
      <text:p text:style-name="P13"/>
      <text:p text:style-name="P29"><text:span text:style-name="T32">B</text:span>.<text:span text:style-name="T32">2</text:span>.1. <text:span text:style-name="T32">Instructions in the Trust Game</text:span></text:p>
      <text:p text:style-name="P27"/>
      <text:list xml:id="list75440307881855" text:continue-numbering="true" text:style-name="L9">
        <text:list-item>
          <text:p text:style-name="P75">Explain that instructions will be given orally, they need to pay attention to what is said</text:p>
          <text:list>
            <text:list-item>
              <text:p text:style-name="P75">Written instructions are for support</text:p>
            </text:list-item>
            <text:list-item>
              <text:p text:style-name="P75">Remind participants that there are two types of players, A and B, but this is private information. They should not tell anyone if they are player A or B.</text:p>
            </text:list-item>
          </text:list>
        </text:list-item>
        <text:list-item>
          <text:p text:style-name="P85"><text:span text:style-name="T38">If a participant is not understanding the instructions, a team member can approach him and explain privately with examples</text:span></text:p>
        </text:list-item>
        <text:list-item>
          <text:p text:style-name="P84"><text:span text:style-name="T35">In the “Monitor” screen (see Section B.3.1) it is possible to check how many people </text:span><text:span text:style-name="T36">already </text:span><text:span text:style-name="T35">responded to the understanding questions.</text:span></text:p>
          <text:list>
            <text:list-item>
              <text:p text:style-name="P77">When most of the participants (17 or 18) respond to the understanding question it is possible to proceed with the solution of the understanding question.</text:p>
              <text:list>
                <text:list-item>
                  <text:p text:style-name="P77">The reason is that some of the participants are no longer trying to respond, and a little bit of help with the explanation will be very useful for them.</text:p>
                </text:list-item>
                <text:list-item>
                  <text:p text:style-name="P77">If this happens, make sure that after the solution of the understanding question everything was clear.</text:p>
                </text:list-item>
              </text:list>
            </text:list-item>
          </text:list>
        </text:list-item>
      </text:list>
      <text:list xml:id="list9079072336005340452" text:style-name="L12">
        <text:list-item>
          <text:p text:style-name="P83">During the solution of the understanding question, the monitor can ask one of the participants for the response</text:p>
          <text:list>
            <text:list-item>
              <text:p text:style-name="P83">Preferably one that got the response right to give confidence to the others</text:p>
            </text:list-item>
          </text:list>
        </text:list-item>
      </text:list>
      <text:list xml:id="list75440149626433" text:continue-list="list75440307881855" text:style-name="L9">
        <text:list-item>
          <text:p text:style-name="P75">After the instructions and the <text:span text:style-name="T52">examples</text:span> are given, ask if everything is understood. If everything is clear, read the consent form.</text:p>
          <text:list>
            <text:list-item>
              <text:p text:style-name="P75">Guarantee that everyone agrees to participate, that is, you have their consent.</text:p>
              <text:list>
                <text:list-item>
                  <text:p text:style-name="P75">If someone says that he does not want to participate remind him that if he leaves other three persons could not participate either.</text:p>
                </text:list-item>
                <text:list-item>
                  <text:p text:style-name="P75">If the person still wants to leave, then ask among the participants if they came with someone else that could play.</text:p>
                </text:list-item>
              </text:list>
            </text:list-item>
          </text:list>
        </text:list-item>
        <text:list-item>
          <text:p text:style-name="P75">Remind the participants that they will be paid according to only one of the five rounds.</text:p>
          <text:list>
            <text:list-item>
              <text:p text:style-name="P75">The chosen round will be randomly selected by the computer.</text:p>
            </text:list-item>
          </text:list>
        </text:list-item>
      </text:list>
      <text:p text:style-name="P30"/>
      <text:p text:style-name="P29"><text:span text:style-name="T32">B</text:span>.<text:span text:style-name="T32">2</text:span>.<text:span text:style-name="T32">2</text:span>. <text:span text:style-name="T32">Instructions in the Public Goods Game</text:span></text:p>
      <text:p text:style-name="P27"/>
      <text:list xml:id="list75439955358512" text:continue-numbering="true" text:style-name="L9">
        <text:list-item>
          <text:p text:style-name="P75">Explain that instructions will be given orally, they need to pay attention to what is said</text:p>
          <text:list>
            <text:list-item>
              <text:p text:style-name="P75">Written instructions are for support</text:p>
            </text:list-item>
          </text:list>
        </text:list-item>
        <text:list-item>
          <text:p text:style-name="P84"><text:soft-page-break/><text:span text:style-name="T35">In the “Monitor” screen (see Section B.3.1) it is possible to check how many people </text:span><text:span text:style-name="T36">already </text:span><text:span text:style-name="T35">responded to the understanding questions.</text:span></text:p>
          <text:list>
            <text:list-item>
              <text:p text:style-name="P77">When most of the participants (17 or 18) respond to the understanding question it is possible to proceed with the solution of the understanding question.</text:p>
              <text:list>
                <text:list-item>
                  <text:p text:style-name="P87"><text:span text:style-name="T34">The reason is that some of the participants are no longer trying to respond, and a little bit of help with the explanation will be very useful for them.</text:span></text:p>
                </text:list-item>
                <text:list-item>
                  <text:p text:style-name="P77">If this happens, make sure that after the solution of the understanding question everything was clear.</text:p>
                </text:list-item>
              </text:list>
            </text:list-item>
          </text:list>
        </text:list-item>
        <text:list-item>
          <text:p text:style-name="P82">During the solution of the understanding question, the monitor can ask one of the participants for the response</text:p>
          <text:list>
            <text:list-item>
              <text:p text:style-name="P82">Preferably one that got the response right to give confidence to the others</text:p>
            </text:list-item>
          </text:list>
        </text:list-item>
        <text:list-item>
          <text:p text:style-name="P75">After the instructions and the examples are given, ask if everything is understood. </text:p>
        </text:list-item>
        <text:list-item>
          <text:p text:style-name="P76">Remind them that this game has two stages in each round.</text:p>
          <text:list>
            <text:list-item>
              <text:p text:style-name="P76">In the first round their earnings may decrease or increase according to their own decisions and the decisions of the other group members.</text:p>
            </text:list-item>
            <text:list-item>
              <text:p text:style-name="P76">In the second round the allocation of disapproval points is costly. </text:p>
              <text:list>
                <text:list-item>
                  <text:p text:style-name="P76">Here, they can only reduce the payoff of the others at a personal cost.</text:p>
                </text:list-item>
                <text:list-item>
                  <text:p text:style-name="P76">The others can also reduce their payoff at a personal cost.</text:p>
                </text:list-item>
              </text:list>
            </text:list-item>
          </text:list>
        </text:list-item>
        <text:list-item>
          <text:p text:style-name="P75">Remind the participants that they will be paid <text:span text:style-name="T33">for the cumulative earnings of the five rounds</text:span>.</text:p>
          <text:list>
            <text:list-item>
              <text:p text:style-name="P76">Negative payoffs are possible. So they need to be careful with how many disapproval points they allocate.</text:p>
            </text:list-item>
            <text:list-item>
              <text:p text:style-name="P76">In case of negative payoffs, these will not be taken into account in the final calculation.</text:p>
              <text:list>
                <text:list-item>
                  <text:p text:style-name="P76">The payoff of the second round will be zero</text:p>
                </text:list-item>
                <text:list-item>
                  <text:p text:style-name="P76">It will be necessary to compute the payoff manually</text:p>
                  <text:list>
                    <text:list-item>
                      <text:p text:style-name="P76">The software will subtract the negative payoff of the second stage from the earnings of the first stage.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13"/>
      <text:p text:style-name="P13"><text:span text:style-name="T31">B</text:span>.<text:span text:style-name="T31">3</text:span>. <text:span text:style-name="T31">The “Monitor” and the “Results” screens</text:span></text:p>
      <text:p text:style-name="P13"/>
      <text:p text:style-name="P15"><text:span text:style-name="T41">B</text:span><text:span text:style-name="T40">.</text:span><text:span text:style-name="T42">3</text:span><text:span text:style-name="T40">.1. </text:span><text:span text:style-name="T42">The Monitor Screen</text:span></text:p>
      <text:p text:style-name="P28"/>
      <text:list xml:id="list6934562088449816074" text:style-name="L10">
        <text:list-item>
          <text:p text:style-name="P78">In the computer handling the server it is possible to “monitor” participants. That is, to know, for each tablet: </text:p>
          <text:list>
            <text:list-item>
              <text:p text:style-name="P86"><text:span text:style-name="T36">T</text:span><text:span text:style-name="T35">he tablet ID</text:span></text:p>
            </text:list-item>
            <text:list-item>
              <text:p text:style-name="P86"><text:span text:style-name="T36">T</text:span><text:span text:style-name="T35">he current page </text:span><text:span text:style-name="T36">(stage of the game) </text:span><text:span text:style-name="T35">in which they are</text:span></text:p>
            </text:list-item>
            <text:list-item>
              <text:p text:style-name="P86"><text:span text:style-name="T36">T</text:span><text:span text:style-name="T35">he status of the tablet (playing, waiting, disconnected)</text:span></text:p>
            </text:list-item>
          </text:list>
        </text:list-item>
        <text:list-item>
          <text:p text:style-name="P105"><text:span text:style-name="T35">This is useful to check if a </text:span><text:span text:style-name="T37">participant's tablet</text:span><text:span text:style-name="T35"> disconnected, but also to see if there is need to intervene and put </text:span><text:span text:style-name="T37">a slight </text:span><text:span text:style-name="T35">pressure on the participants to respond.</text:span></text:p>
        </text:list-item>
        <text:list-item>
          <text:p text:style-name="P86"><text:span text:style-name="T35">W</text:span><text:span text:style-name="T36">hen to intervene?</text:span></text:p>
          <text:list>
            <text:list-item>
              <text:p text:style-name="P88"><text:span text:style-name="T34">More than 2-3 minutes have passed and </text:span><text:span text:style-name="T39">at most two</text:span><text:span text:style-name="T34"> participants have not responded yet</text:span></text:p>
            </text:list-item>
          </text:list>
        </text:list-item>
        <text:list-item>
          <text:p text:style-name="P79">How to intervene?</text:p>
          <text:list>
            <text:list-item>
              <text:p text:style-name="P79">Say publicly: “If some of you already made your choice, but you have not pressed the NEXT button, please do so”</text:p>
            </text:list-item>
            <text:list-item>
              <text:p text:style-name="P79">If after checking on the monitor screen the lagged players have not responded yet, try to identify them and look if there is an issue with the tablet's connectivity</text:p>
            </text:list-item>
            <text:list-item>
              <text:p text:style-name="P80"><text:soft-page-break/>Another strategy is to move near to the participant (without looking at his tablet), is they were distracted usually this alerts them</text:p>
            </text:list-item>
          </text:list>
        </text:list-item>
      </text:list>
      <text:p text:style-name="P81"/>
      <text:p text:style-name="P89"><text:span text:style-name="T41">B</text:span><text:span text:style-name="T40">.</text:span><text:span text:style-name="T42">3</text:span><text:span text:style-name="T40">.</text:span><text:span text:style-name="T43">2</text:span><text:span text:style-name="T40">. </text:span><text:span text:style-name="T42">The </text:span><text:span text:style-name="T43">Results </text:span><text:span text:style-name="T42">Screen</text:span></text:p>
      <text:p text:style-name="P89"/>
      <text:list xml:id="list6404586764686433433" text:style-name="L11">
        <text:list-item>
          <text:p text:style-name="P92"><text:span text:style-name="T47">N</text:span><text:span text:style-name="T46">ext to the “Monitor” screen it is the button to access the “Results” screen.</text:span></text:p>
        </text:list-item>
        <text:list-item>
          <text:p text:style-name="P92"><text:span text:style-name="T46">The “Results” screen should not be used for monitoring the participants for two reasons:</text:span></text:p>
          <text:list>
            <text:list-item>
              <text:p text:style-name="P92"><text:span text:style-name="T46">It is not possible to check the status of each tablet </text:span><text:span text:style-name="T47">(playing, waiting, disconnected)</text:span></text:p>
            </text:list-item>
            <text:list-item>
              <text:p text:style-name="P92"><text:span text:style-name="T47">I</text:span><text:span text:style-name="T46">t is possible to observe the participants' choices, something that should be avoided</text:span></text:p>
            </text:list-item>
          </text:list>
        </text:list-item>
        <text:list-item>
          <text:p text:style-name="P93"><text:span text:style-name="T46">Exploring the “Results” screen </text:span><text:span text:style-name="T48">may be used only to detect errors in the submission of information.</text:span></text:p>
          <text:list>
            <text:list-item>
              <text:p text:style-name="P93"><text:span text:style-name="T48">In other words, if the tablet was temporarily disconnected, the “Results” screen allows you to check if some information was not submitted to the server.</text:span></text:p>
            </text:list-item>
          </text:list>
        </text:list-item>
      </text:list>
      <text:p text:style-name="P91"><text:span text:style-name="T48"/></text:p>
      <text:p text:style-name="P90"><text:span text:style-name="T46"/></text:p>
      <text:p text:style-name="P90"><text:span text:style-name="T46"/></text:p>
      <text:p text:style-name="P32"><text:span text:style-name="T30">C. Payment and closure of </text:span>the experiment<text:span text:style-name="T30">al session</text:span></text:p>
      <text:p text:style-name="P17"/>
      <text:p text:style-name="P99"><text:span text:style-name="T56">C</text:span>.1. <text:span text:style-name="T56">Questionnaire</text:span></text:p>
      <text:p text:style-name="P99"/>
      <text:p text:style-name="P100"><text:span text:style-name="T44">C</text:span><text:span text:style-name="T40">.</text:span><text:span text:style-name="T44">1</text:span><text:span text:style-name="T40">.1. </text:span><text:span text:style-name="T44">Instructions to complete the questionnaire</text:span></text:p>
      <text:p text:style-name="P99"/>
      <text:list xml:id="list75439959359665" text:continue-numbering="true" text:style-name="L11">
        <text:list-item>
          <text:p text:style-name="P95"><text:span text:style-name="T46">When 75-80% of the participants arrive to the Questionnaire page:</text:span></text:p>
        </text:list-item>
        <text:list-item>
          <text:p text:style-name="P95"><text:span text:style-name="T46">Thank them for their participation</text:span></text:p>
        </text:list-item>
        <text:list-item>
          <text:p text:style-name="P95"><text:span text:style-name="T46">Inform the participants that the two games are finished, and that while we make the payoff calculations we kindly ask them to complete a short questionnaire</text:span></text:p>
        </text:list-item>
        <text:list-item>
          <text:p text:style-name="P95"><text:span text:style-name="T46">Remind them that this information is collected with scientific purposes, and that it will be treated anonymously and with confidentiality</text:span></text:p>
        </text:list-item>
      </text:list>
      <text:p text:style-name="P94"><text:span text:style-name="T46"/></text:p>
      <text:p text:style-name="P99"/>
      <text:p text:style-name="P99"><text:span text:style-name="T56">C</text:span>.<text:span text:style-name="T56">2</text:span>. <text:span text:style-name="T57">Filling the receipts with the “Payments” screen</text:span></text:p>
      <text:p text:style-name="P99"/>
      <text:p text:style-name="P100"><text:span text:style-name="T44">C</text:span><text:span text:style-name="T40">.</text:span><text:span text:style-name="T44">2</text:span><text:span text:style-name="T40">.1. </text:span><text:span text:style-name="T44">Information on the “Payments” screen</text:span></text:p>
      <text:p text:style-name="P100"/>
      <text:list xml:id="list75439238516123" text:continue-numbering="true" text:style-name="L11">
        <text:list-item>
          <text:p text:style-name="P96"><text:span text:style-name="T49">Participants will appear in the order in which they connected</text:span><text:span text:style-name="T50">,</text:span><text:span text:style-name="T49"> not in the order of the participants' label (tablet ID)</text:span></text:p>
        </text:list-item>
        <text:list-item>
          <text:p text:style-name="P96"><text:span text:style-name="T51">T</text:span><text:span text:style-name="T46">he payoff of all the participants will appear </text:span><text:span text:style-name="T51">w</text:span><text:span text:style-name="T46">hen the first participant finishe</text:span><text:span text:style-name="T49">s</text:span><text:span text:style-name="T46"> the questionnaire </text:span></text:p>
        </text:list-item>
        <text:list-item>
          <text:p text:style-name="P97"><text:span text:style-name="T46"/></text:p>
        </text:list-item>
        <text:list-item>
          <text:p text:style-name="P97"><text:span text:style-name="T46"/></text:p>
        </text:list-item>
      </text:list>
      <text:p text:style-name="P100"/>
      <text:p text:style-name="P100"><text:span text:style-name="T44">C.2.2. Filling the receipts and putting money on the envelopes</text:span></text:p>
      <text:p text:style-name="P99"/>
      <text:p text:style-name="P99"/>
      <text:p text:style-name="P101">C.3. Payment of participants</text:p>
      <text:p text:style-name="P101"/>
      <text:p text:style-name="P100"><text:span text:style-name="T44">C</text:span><text:span text:style-name="T40">.</text:span><text:span text:style-name="T45">3</text:span><text:span text:style-name="T40">.1. </text:span><text:span text:style-name="T45">Calling the participants</text:span></text:p>
      <text:p text:style-name="P106">D. After the experi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9:55:58.687162788</meta:creation-date>
    <dc:date>2016-04-05T07:54:38.518426943</dc:date>
    <meta:editing-duration>P4DT1H35M13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9" meta:paragraph-count="209" meta:word-count="2636" meta:character-count="14938" meta:non-whitespace-character-count="12662"/>
  </office:meta>
</office:document-meta>
</file>